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15.238cm"/>
    </style:style>
    <style:style style:name="co5" style:family="table-column">
      <style:table-column-properties fo:break-before="auto" style:column-width="7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office:value-type="string" calcext:value-type="string">
            <text:p>M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QL" table:style-name="ta1">
        <table:table-column table:style-name="co1" table:default-cell-style-name="Default"/>
        <table:table-row table:style-name="ro1">
          <table:table-cell office:value-type="string" calcext:value-type="string">
            <text:p>SELECT a.answer, a.id_goal, m.description, r.id, count(*)</text:p>
          </table:table-cell>
        </table:table-row>
        <table:table-row table:style-name="ro1">
          <table:table-cell office:value-type="string" calcext:value-type="string">
            <text:p>FROM action a left join mer m on m.id = a.id_mer</text:p>
          </table:table-cell>
        </table:table-row>
        <table:table-row table:style-name="ro1">
          <table:table-cell office:value-type="string" calcext:value-type="string">
            <text:p>left join remediation r on a.id_remediation = r.id</text:p>
          </table:table-cell>
        </table:table-row>
        <table:table-row table:style-name="ro1">
          <table:table-cell office:value-type="string" calcext:value-type="string">
            <text:p>where a.id_student &gt; 1</text:p>
          </table:table-cell>
        </table:table-row>
        <table:table-row table:style-name="ro1">
          <table:table-cell office:value-type="string" calcext:value-type="string">
            <text:p>group by a.id_goal, a.answer, m.description</text:p>
          </table:table-cell>
        </table:table-row>
      </table:table>
      <table:table table:name="Interaçõ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teraçã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Função MRE</text:p>
          </table:table-cell>
          <table:table-cell office:value-type="string" calcext:value-type="string">
            <text:p>Execuçõ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em branc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1</text:p>
          </table:table-cell>
          <table:table-cell office:value-type="string" calcext:value-type="string">
            <text:p>Papéis Complementares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em branc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1</text:p>
          </table:table-cell>
          <table:table-cell office:value-type="string" calcext:value-type="string">
            <text:p>Papéis Complementares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4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4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em branco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em branco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5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5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</table:table>
      <table:table table:name="SQL rules" table:style-name="ta1">
        <table:table-column table:style-name="co1" table:default-cell-style-name="Default"/>
        <table:table-row table:style-name="ro1">
          <table:table-cell office:value-type="string" calcext:value-type="string">
            <text:p>--SELECT * FROM action where id &gt; 780 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780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 780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--select * from action where id &gt; 990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99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990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--select * from action where id &gt; 123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123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1230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--select * from action where id &gt; 150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150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1500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--select * from action where id &gt; 177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177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1770;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--select * from action where id &gt; 201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201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2010;<text:tab/><text:tab/><text:tab/><text:tab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select * from action where id &gt; 228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action where id &gt; 2280;<text:tab/><text:tab/><text:tab/><text:tab/></text:p>
          </table:table-cell>
        </table:table-row>
        <table:table-row table:style-name="ro1">
          <table:table-cell office:value-type="string" calcext:value-type="string">
            <text:p>--delete from rule_action where id_action &gt;2280;<text:tab/><text:tab/><text:tab/><text:tab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update mer set complexity = 2 where id = 4;</text:p>
          </table:table-cell>
        </table:table-row>
        <table:table-row table:style-name="ro1">
          <table:table-cell office:value-type="string" calcext:value-type="string">
            <text:p>--update mer set complexity = 3 where id = 6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select * from remediation where id_goal =5;</text:p>
          </table:table-cell>
        </table:table-row>
        <table:table-row table:style-name="ro1">
          <table:table-cell office:value-type="string" calcext:value-type="string">
            <text:p>--update remediation set active = 0 where id_goal =5;</text:p>
          </table:table-cell>
        </table:table-row>
        <table:table-row table:style-name="ro1">
          <table:table-cell office:value-type="string" calcext:value-type="string">
            <text:p>--update remediation set active = 1 where id = 24;</text:p>
          </table:table-cell>
        </table:table-row>
        <table:table-row table:style-name="ro1">
          <table:table-cell office:value-type="string" calcext:value-type="string">
            <text:p>--SELECT b.id<text:tab/> count(a.id) as success FROM mer b left join action a on a.id_mer = b.id 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-- where a.id &lt; 781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<text:tab/><text:tab/><text:tab/><text:tab/></text:p>
          </table:table-cell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SELECT a.answer,<text:tab/> a.id_goal,<text:tab/> m.description,<text:tab/> r.id,<text:tab/> count(*)</text:p>
          </table:table-cell>
        </table:table-row>
        <table:table-row table:style-name="ro1">
          <table:table-cell office:value-type="string" calcext:value-type="string">
            <text:p>FROM action a left join mer m on m.id = a.id_mer<text:tab/><text:tab/><text:tab/><text:tab/></text:p>
          </table:table-cell>
        </table:table-row>
        <table:table-row table:style-name="ro1">
          <table:table-cell office:value-type="string" calcext:value-type="string">
            <text:p>left join remediation r on a.id_remediation = r.id<text:tab/><text:tab/><text:tab/><text:tab/></text:p>
          </table:table-cell>
        </table:table-row>
        <table:table-row table:style-name="ro1">
          <table:table-cell office:value-type="string" calcext:value-type="string">
            <text:p>where a.id_student between 121 AND 150</text:p>
          </table:table-cell>
        </table:table-row>
        <table:table-row table:style-name="ro1">
          <table:table-cell office:value-type="string" calcext:value-type="string">
            <text:p>and a.id &gt; 1500</text:p>
          </table:table-cell>
        </table:table-row>
        <table:table-row table:style-name="ro1">
          <table:table-cell office:value-type="string" calcext:value-type="string">
            <text:p>group by a.id_goal,<text:tab/> a.answer,<text:tab/> m.description<text:tab/><text:tab/></text:p>
          </table:table-cell>
        </table:table-row>
        <table:table-row table:style-name="ro1">
          <table:table-cell office:value-type="string" calcext:value-type="string">
            <text:p>*/</text:p>
          </table:table-cell>
        </table:table-row>
      </table:table>
      <table:table table:name="Rules_act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e da Regra</text:p>
          </table:table-cell>
          <table:table-cell office:value-type="string" calcext:value-type="string">
            <text:p>Vezes que foi acionada (nas 30 execuções)</text:p>
          </table:table-cell>
        </table:table-row>
        <table:table-row table:style-name="ro1">
          <table:table-cell office:value-type="string" calcext:value-type="string">
            <text:p>funcaoMRE_1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1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2_CAMINHO_1_META_1_COMPONENTE_txt1_REMEDIACAO_4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2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2_CAMINHO_1_META_3_COMPONENTE_txt5_REMEDIACAO_3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2_CAMINHO_1_META_6_COMPONENTE_txt7_REMEDIACAO_13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3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5_COMPONENTE_txt8_REMEDIACAO_10_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uncaoMRE_3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graMRE_1_REMEDIACAO_1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2_REMEDIACAO_3_criterion_1_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graMRE_3_REMEDIACAO_10_criterion_1_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egraMRE_4_REMEDIACAO_8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5_REMEDIACAO_13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6_REMEDIACAO_15_criterion_1_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respostaCorreta_CAMINHO_1_META_1_COMPONENTE_txt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2_COMPONENTE_txt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3_COMPONENTE_txt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4_COMPONENTE_txt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5_COMPONENTE_txt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6_COMPONENTE_txt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1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1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1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1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1_COMPONENTE_txt1_REMEDIACAO_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1_COMPONENTE_txt1_REMEDIACAO_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3_COMPONENTE_txt5_REMEDIACAO_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3_COMPONENTE_txt5_REMEDIACAO_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3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3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3_CAMINHO_1_META_6_COMPONENTE_txt7_REMEDIACAO_1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3_CAMINHO_1_META_6_COMPONENTE_txt7_REMEDIACAO_1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Planilha6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E 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1:15:21.872000000</meta:creation-date>
    <dc:date>2015-09-14T13:43:53.715000000</dc:date>
    <meta:editing-duration>P3DT3H12M13S</meta:editing-duration>
    <meta:editing-cycles>14</meta:editing-cycles>
    <meta:generator>LibreOffice/4.1.0.4$Windows_x86 LibreOffice_project/89ea49ddacd9aa532507cbf852f2bb22b1ace28</meta:generator>
    <meta:document-statistic meta:table-count="6" meta:cell-count="518" meta:object-count="0"/>
  </office:meta>
</office:document-meta>
</file>